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weight="bold" style:font-weight-asian="bold" style:font-weight-complex="bold"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office:automatic-styles>
  <office:body>
    <office:text text:use-soft-page-breaks="true">
      <text:h text:style-name="P1" text:outline-level="1">VESC-Project Entity Contributor License Agreement</text:h>
      <text:p text:style-name="Textbody">Thank you for your interest in contributing to VESC-Project ("We" or "Us").</text:p>
      <text:p text:style-name="Textbody">This contributor agreement ("Agreement") documents the rights granted by contributors to<text:s/>Us.<text:s/>This is a legally binding document, so please read it carefully before agreeing to it. The Agreement<text:s/>may cover more than one software project managed by Us.<text:s/>This document can be agreed to electronically within your submitted pull request within the git repository.<text:s/></text:p>
      <text:h text:style-name="Heading2" text:outline-level="2">1. Definitions</text:h>
      <text:p text:style-name="Textbody">"You" means any Legal Entity on behalf of whom a Contribution has been received by Us. "Legal Entity" means an entity which is not a natural person. "Affiliates" means other Legal<text:s/>Entities that control, are controlled by, or under common control with that Legal Entity. For the purposes of this definition, "control" means (i) the power, direct or indirect, to cause the direction or management of such Legal Entity, whether by contract<text:s/>or otherwise, (ii) ownership of fifty percent (50%) or more of the outstanding shares or securities which vote to elect the management or other persons who direct such Legal Entity or (iii) beneficial ownership of such entity.</text:p>
      <text:p text:style-name="Textbody">"Contribution" means any work of authorship that is Submitted by You to Us in which You own or assert ownership of the Copyright. If You do not own the Copyright in the entire work of authorship, please follow the instructions in https://github.com/vedderb.</text:p>
      <text:p text:style-name="Textbody">"Copyright" means all rights protecting works of authorship owned or controlled by You or Your Affiliates, including copyright, moral and<text:s/>neighbouring<text:s/>rights, as appropriate, for the full term of their existence including any extensions by You.</text:p>
      <text:p text:style-name="Textbody">"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Textbody">"Submit" 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Textbody">"Submission Date" means the date on which You Submit a Contribution to Us.</text:p>
      <text:p text:style-name="Textbody">"Effective Date" means the date You execute this Agreement or the date You first Submit a Contribution to Us, whichever is earlier.</text:p>
      <text:h text:style-name="Heading2" text:outline-level="2">2. Grant of Rights</text:h>
      <text:h text:style-name="Heading3" text:outline-level="3">2.1 Copyright License</text:h>
      <text:p text:style-name="Textbody">(a) You retain ownership of the Copyright in Your Contribution and have<text:s/>the same rights to use or license the Contribution which You would have had without entering into the Agreement.</text:p>
      <text:p text:style-name="Textbody">(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text:s/><text:soft-page-break/>that this license is conditioned upon compliance with Section 2.3.</text:p>
      <text:p text:style-name="Textbody"><text:span text:style-name="T2">(c) <text:s/>To the maximum extent permitted by the relevant law,<text:s/></text:span><text:span text:style-name="T3">You grant to Us (Benjamin Vedder / the VESC-Project) a perpetual, worldwide, non-exclusive, royalty-free, irrevocable license</text:span><text:span text:style-name="T4"><text:s/>under the C</text:span><text:span text:style-name="T5">opyright covering the Contribution, with the right <text:s/>to reproduce, modify, display, perform and distribute the Contribution as part of the Material, provided an identical or nearly identical open source offering is published in parallel and under the terms<text:s/></text:span><text:span text:style-name="T6">of the GPL V2 (including any right to adopt any future version of a license if permitted). Comment: The reason behind this commercial license is<text:s/></text:span><text:bookmark-start text:name="tw-target-text1"/><text:bookmark-end text:name="tw-target-text1"/><text:span text:style-name="T7">owed to the fact that some distribution channels for software are not compatible with the GPL V2 or future vers</text:span><text:span text:style-name="T8">ions of such open</text:span><text:span text:style-name="T9">-</text:span><text:span text:style-name="T10">source licenses (GPL for short). Such distribution channel is for example an application store with restrictive terms (e.g., Apple App Store). In consequence an offering in such an environment needs to comply with the terms of such restri</text:span><text:span text:style-name="T11">ctive distribution channel and a compliant copyright license is needed. A compulsory, parallel publication of the software under the GPL conditions will assure that the code contribution will always stay available as an open</text:span><text:span text:style-name="T12">-</text:span><text:span text:style-name="T13">source version, usable by anyon</text:span><text:span text:style-name="T14">e. The commercial “closed source” offering is only happening as a parallel stream, providing the software to a wider user base.</text:span></text:p>
      <text:h text:style-name="Heading3" text:outline-level="3">2.2 Patent License</text:h>
      <text:p text:style-name="Textbody">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h text:style-name="Heading3" text:outline-level="3">2.3 Outbound License</text:h>
      <text:p text:style-name="Textbody">As a condition on the grant of rights in Sections 2.1 and 2.2, We agree to license the Contribution only under<text:s/>the terms of the license or licenses which We are using on the Submission Date for the Material or the following additional licenses: GNU General Public License v2.0 only (including any right to adopt any future version of a license if permitted).</text:p>
      <text:p text:style-name="Textbody">2.4 Moral Rights. If moral rights apply to the Contribution, to the maximum extent permitted by law, You waive and agree not to assert such moral rights against Us or our successors in interest, or any of our licensees, either direct or indirect.</text:p>
      <text:p text:style-name="Textbody">2.5 Our Rights. You acknowledge that We are not obligated to use Your Contribution as part of the Material and may decide to include any Contribution We consider appropriate.</text:p>
      <text:p text:style-name="Textbody">2.6 Reservation of Rights. Any rights not expressly licensed under this section are expressly reserved by You.</text:p>
      <text:h text:style-name="Heading2" text:outline-level="2">3. Agreement</text:h>
      <text:p text:style-name="Textbody">You confirm that:</text:p>
      <text:p text:style-name="Textbody">(a) You have the legal authority to enter into this Agreement.</text:p>
      <text:p text:style-name="Textbody">(b) You or Your Affiliates own the Copyright and patent claims covering the Contribution which are required to grant the rights under Section 2.</text:p>
      <text:p text:style-name="Textbody">(c)<text:s/>The grant of rights under Section 2 does not violate any grant of rights which You or Your Affiliates have made to third parties.</text:p>
      <text:p text:style-name="Textbody">(d) You have followed the instructions in https://github.com/vedderb, if You do not own the<text:s/><text:soft-page-break/>Copyright in the entire work of authorship Submitted.</text:p>
      <text:h text:style-name="Heading2" text:outline-level="2">4. Disclaimer</text:h>
      <text:p text:style-name="Textbody">EXCEPT FOR THE EXPRESS WARRANTIES IN SECTION 3, THE CONTRIBUTION IS PROVIDED "AS IS". MORE PARTICULARLY, ALL EXPRESS OR IMPLIED WARRANTIES INCLUDING, WITHOUT LIMITATION, ANY IMPLIED WARRANTY OF MERCHANTABILITY, FITNESS FOR<text:s/>A PARTICULAR PURPOSE AND NON-INFRINGEMENT ARE EXPRESSLY DISCLAIMED BY YOU TO US. TO THE EXTENT THAT ANY SUCH WARRANTIES CANNOT BE DISCLAIMED, SUCH WARRANTY IS LIMITED IN DURATION TO THE MINIMUM PERIOD PERMITTED BY LAW.</text:p>
      <text:h text:style-name="Heading2" text:outline-level="2">5. Consequential Damage Waiver</text:h>
      <text:p text:style-name="Textbody">TO<text:s/>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h text:style-name="Heading2" text:outline-level="2">6. Miscellaneous</text:h>
      <text:p text:style-name="Textbody">6.1 This Agreement will be governed by and construed in accordance with the laws of Swede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Textbody">6.2 This Agreement sets out the entire agreement between You and Us for Your Contributions to Us and overrides all other agreements or understandings.</text:p>
      <text:p text:style-name="Textbody">6.3 If You or We assign the rights or obligations received through this Agreement to a third party, as a condition of the assignment, that third party must agree in writing to abide by all the rights and obligations in the Agreement.</text:p>
      <text:p text:style-name="Textbody">6.4 The failure of either party to<text:s/>require performance by the other party of any provision of this Agreement in one situation shall not affect the right of a party to require such performance at any time in the future. A waiver of performance under a provision in one situation shall not be<text:s/>considered a waiver of the performance of the provision in the future or a waiver of the provision in its entirety.</text:p>
      <text:p text:style-name="Textbody">6.5 If any provision of this Agreement is found void and unenforceable, such provision will be replaced to the extent possible with a provision that comes closest to the meaning of the original<text:s/>provision,<text:s/>and which is enforceable. The terms and conditions set forth in this Agreement shall apply notwithstanding any failure of essential purpose of this Agreement or any limited remedy to the maximum extent possible under law.</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Frank Drenckhahn</meta:initial-creator>
    <dc:creator>Jeffrey M Friesen</dc:creator>
    <meta:creation-date>2021-10-25T14:11:00Z</meta:creation-date>
    <dc:date>2021-10-25T14:11:00Z</dc:date>
    <meta:template xlink:href="Normal" xlink:type="simple"/>
    <meta:editing-cycles>2</meta:editing-cycles>
    <meta:editing-duration>PT120S</meta:editing-duration>
    <meta:document-statistic meta:page-count="3" meta:paragraph-count="18" meta:word-count="1405" meta:character-count="9398" meta:row-count="66" meta:non-whitespace-character-count="8011"/>
  </office:meta>
</office:document-meta>
</file>